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2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3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5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8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9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0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0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2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24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31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6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74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1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30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38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41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2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48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60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6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71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7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8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9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0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02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03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0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07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08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10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13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17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28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35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3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37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39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41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4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45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48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49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5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73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84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87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9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01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07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1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15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25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3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3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38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5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5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56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65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8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88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89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90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91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99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00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01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05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0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12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16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1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1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1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28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3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35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43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44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4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47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57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58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6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6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81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8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89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9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9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9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9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9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99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7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9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00:02:47.124138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08-06T21:52:19.840376471</dc:date>
    <meta:editing-duration>P96DT5H48M37S</meta:editing-duration>
    <meta:editing-cycles>1796</meta:editing-cycles>
    <meta:generator>LibreOffice/6.4.7.2$Linux_X86_64 LibreOffice_project/40$Build-2</meta:generator>
    <dc:creator>James Petts</dc:creator>
    <meta:document-statistic meta:table-count="3" meta:cell-count="5639" meta:object-count="0"/>
  </office:meta>
</office:document-meta>
</file>